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Secs)</text:p>
          </table:table-cell>
          <table:table-cell>
            <draw:frame draw:z-index="0" draw:style-name="gr1" draw:text-style-name="P1" svg:width="16.071cm" svg:height="8.963cm" svg:x="0.101cm" svg:y="0.1cm">
              <draw:object draw:notify-on-update-of-ranges="Sheet1.A2:Sheet1.A11 Sheet1.B1:Sheet1.B1 Sheet1.B2:Sheet1.B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37" calcext:value-type="float">
            <text:p>0.000037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72" calcext:value-type="float">
            <text:p>0.000072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611" calcext:value-type="float">
            <text:p>0.000611</text:p>
          </table:table-cell>
          <table:table-cell table:number-columns-repeated="10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618" calcext:value-type="float">
            <text:p>0.00618</text:p>
          </table:table-cell>
          <table:table-cell table:number-columns-repeated="102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12" calcext:value-type="float">
            <text:p>0.012</text:p>
          </table:table-cell>
          <table:table-cell table:number-columns-repeated="1022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018" calcext:value-type="float">
            <text:p>0.018</text:p>
          </table:table-cell>
          <table:table-cell table:number-columns-repeated="102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61929" calcext:value-type="float">
            <text:p>0.061929</text:p>
          </table:table-cell>
          <table:table-cell table:number-columns-repeated="1022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124" calcext:value-type="float">
            <text:p>0.124</text:p>
          </table:table-cell>
          <table:table-cell table:number-columns-repeated="1022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0.186835" calcext:value-type="float">
            <text:p>0.186835</text:p>
          </table:table-cell>
          <table:table-cell table:number-columns-repeated="102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6218" calcext:value-type="float">
            <text:p>0.6218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38:19.265496187</meta:creation-date>
    <dc:date>2022-12-19T16:38:41.783373392</dc:date>
    <meta:editing-duration>PT23S</meta:editing-duration>
    <meta:editing-cycles>1</meta:editing-cycles>
    <meta:document-statistic meta:table-count="1" meta:cell-count="2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-color="#ffff99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 loext:custom-leader-lines="false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72cm" svg:height="8.964cm" xlink:href=".." xlink:type="simple" chart:class="chart:scatter" chart:style-name="ch1">
        <chart:title svg:x="5.624cm" svg:y="0.315cm" chart:style-name="ch2">
          <text:p>Min-Max Time Analysis</text:p>
        </chart:title>
        <chart:legend chart:legend-position="end" svg:x="12.691cm" svg:y="4.183cm" style:legend-expansion="high" chart:style-name="ch3"/>
        <chart:plot-area chart:style-name="ch4" table:cell-range-address="Sheet1.A2:Sheet1.B11 Sheet1.B1:Sheet1.B1" chart:data-source-has-labels="row" svg:x="1.332cm" svg:y="1.273cm" svg:width="11.038cm" svg:height="6.531cm">
          <chart:coordinate-region svg:x="2.059cm" svg:y="1.472cm" svg:width="10.17cm" svg:height="4.622cm"/>
          <chart:axis chart:dimension="x" chart:name="primary-x" chart:style-name="ch5">
            <chart:title svg:x="5.325cm" svg:y="7.983cm" chart:style-name="ch6">
              <text:p>Number of Elements</text:p>
            </chart:title>
            <chart:grid chart:style-name="ch7" chart:class="major"/>
          </chart:axis>
          <chart:axis chart:dimension="y" chart:name="primary-y" chart:style-name="ch5">
            <chart:title svg:x="0.451cm" svg:y="5.945cm" chart:style-name="ch8">
              <text:p>Time Taken (Secs)</text:p>
            </chart:title>
            <chart:grid chart:style-name="ch7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ec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1</svg:desc>
                </draw:g>
              </table:table-cell>
              <table:table-cell office:value-type="float" office:value="0.000037">
                <text:p>0.00003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00611">
                <text:p>0.000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0618">
                <text:p>0.00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">
                <text:p>200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0">
                <text:p>30000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0.061929">
                <text:p>0.061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00">
                <text:p>2000000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000">
                <text:p>30000000</text:p>
              </table:table-cell>
              <table:table-cell office:value-type="float" office:value="0.186835">
                <text:p>0.186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">
                <text:p>100000000</text:p>
              </table:table-cell>
              <table:table-cell office:value-type="float" office:value="0.6218">
                <text:p>0.6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